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center" style:justify-single-word="false"/>
      <style:text-properties style:font-name="DejaVu Serif" fo:font-size="10pt" fo:font-weight="normal" officeooo:rsid="002105b8" officeooo:paragraph-rsid="002105b8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DejaVu Serif" fo:font-weight="bold" officeooo:rsid="0021b71a" officeooo:paragraph-rsid="0021b71a" style:font-weight-asian="bold" style:font-weight-complex="bold"/>
    </style:style>
    <style:style style:name="P3" style:family="paragraph" style:parent-style-name="Standard">
      <style:text-properties style:font-name="DejaVu Serif" fo:font-weight="bold" officeooo:rsid="00156f34" officeooo:paragraph-rsid="00156f34" style:font-weight-asian="bold" style:font-weight-complex="bold"/>
    </style:style>
    <style:style style:name="P4" style:family="paragraph" style:parent-style-name="Standard">
      <style:text-properties style:font-name="DejaVu Serif" fo:font-weight="bold" officeooo:rsid="00156f34" officeooo:paragraph-rsid="00272306" style:font-weight-asian="bold" style:font-weight-complex="bold"/>
    </style:style>
    <style:style style:name="P5" style:family="paragraph" style:parent-style-name="Standard">
      <style:text-properties style:font-name="DejaVu Serif" fo:font-weight="bold" officeooo:rsid="0025c452" officeooo:paragraph-rsid="0025c452" style:font-weight-asian="bold" style:font-weight-complex="bold"/>
    </style:style>
    <style:style style:name="P6" style:family="paragraph" style:parent-style-name="Standard">
      <style:text-properties style:font-name="DejaVu Serif" fo:font-weight="bold" officeooo:rsid="0025c452" officeooo:paragraph-rsid="00272306" style:font-weight-asian="bold" style:font-weight-complex="bold"/>
    </style:style>
    <style:style style:name="P7" style:family="paragraph" style:parent-style-name="Standard">
      <style:text-properties style:font-name="DejaVu Serif" fo:font-weight="bold" officeooo:rsid="00272306" officeooo:paragraph-rsid="0027230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erif" fo:font-style="normal" fo:font-weight="normal" officeooo:rsid="00237373" officeooo:paragraph-rsid="0023737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DejaVu Serif" officeooo:rsid="00156f34" officeooo:paragraph-rsid="0025c452"/>
    </style:style>
    <style:style style:name="P10" style:family="paragraph" style:parent-style-name="Standard">
      <style:text-properties style:font-name="DejaVu Serif" officeooo:rsid="00156f34" officeooo:paragraph-rsid="0026cc7a"/>
    </style:style>
    <style:style style:name="P11" style:family="paragraph" style:parent-style-name="Standard">
      <style:text-properties style:font-name="DejaVu Serif" officeooo:rsid="00156f34" officeooo:paragraph-rsid="00272306"/>
    </style:style>
    <style:style style:name="P12" style:family="paragraph" style:parent-style-name="Standard">
      <style:text-properties style:font-name="DejaVu Serif" officeooo:rsid="0025c452" officeooo:paragraph-rsid="0025c452"/>
    </style:style>
    <style:style style:name="P13" style:family="paragraph" style:parent-style-name="Standard">
      <style:text-properties style:font-name="DejaVu Serif" fo:font-weight="bold" officeooo:rsid="0026cc7a" officeooo:paragraph-rsid="0026cc7a" style:font-weight-asian="bold" style:font-weight-complex="bold"/>
    </style:style>
    <style:style style:name="P14" style:family="paragraph" style:parent-style-name="Standard">
      <style:text-properties style:font-name="DejaVu Serif" fo:font-weight="bold" officeooo:rsid="0026cc7a" officeooo:paragraph-rsid="00272306" style:font-weight-asian="bold" style:font-weight-complex="bold"/>
    </style:style>
    <style:style style:name="P15" style:family="paragraph" style:parent-style-name="Standard">
      <style:text-properties style:font-name="DejaVu Serif" fo:font-weight="bold" officeooo:rsid="00156f34" officeooo:paragraph-rsid="0026cc7a" style:font-weight-asian="bold" style:font-weight-complex="bold"/>
    </style:style>
    <style:style style:name="P16" style:family="paragraph" style:parent-style-name="Standard">
      <style:text-properties style:font-name="DejaVu Serif" fo:font-weight="bold" officeooo:rsid="00156f34" officeooo:paragraph-rsid="00272306" style:font-weight-asian="bold" style:font-weight-complex="bold"/>
    </style:style>
    <style:style style:name="P17" style:family="paragraph" style:parent-style-name="Standard">
      <style:text-properties style:font-name="DejaVu Serif" fo:font-style="normal" fo:font-weight="bold" officeooo:rsid="0026cc7a" officeooo:paragraph-rsid="00272306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DejaVu Serif" fo:font-style="normal" fo:font-weight="bold" officeooo:rsid="0025c452" officeooo:paragraph-rsid="00272306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DejaVu Serif" fo:font-style="normal" fo:font-weight="bold" officeooo:rsid="00156f34" officeooo:paragraph-rsid="00272306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DejaVu Serif" fo:font-style="normal" fo:font-weight="bold" officeooo:rsid="00272306" officeooo:paragraph-rsid="00272306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DejaVu Serif" fo:font-style="normal" fo:font-weight="bold" officeooo:rsid="0027929b" officeooo:paragraph-rsid="0027929b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DejaVu Serif" fo:font-style="normal" fo:font-weight="normal" officeooo:rsid="0027929b" officeooo:paragraph-rsid="0027929b" style:font-style-asian="normal" style:font-weight-asian="normal" style:font-style-complex="normal" style:font-weight-complex="normal"/>
    </style:style>
    <style:style style:name="T1" style:family="text">
      <style:text-properties officeooo:rsid="0025c45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5c452" style:font-style-asian="normal" style:font-style-complex="normal"/>
    </style:style>
    <style:style style:name="T5" style:family="text">
      <style:text-properties fo:font-style="normal" officeooo:rsid="00156f34" style:font-style-asian="normal" style:font-style-complex="normal"/>
    </style:style>
    <style:style style:name="T6" style:family="text">
      <style:text-properties fo:font-style="normal" officeooo:rsid="0026cc7a" style:font-style-asian="normal" style:font-style-complex="normal"/>
    </style:style>
    <style:style style:name="T7" style:family="text">
      <style:text-properties fo:font-style="normal" officeooo:rsid="00272306" style:font-style-asian="normal" style:font-style-complex="normal"/>
    </style:style>
    <style:style style:name="T8" style:family="text">
      <style:text-properties fo:font-style="normal" fo:font-weight="normal" officeooo:rsid="0025c45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5c452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6cc7a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72306" style:font-style-asian="normal" style:font-weight-asian="bold" style:font-style-complex="normal" style:font-weight-complex="bold"/>
    </style:style>
    <style:style style:name="T13" style:family="text">
      <style:text-properties officeooo:rsid="00246ba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5c452" style:font-weight-asian="bold" style:font-weight-complex="bold"/>
    </style:style>
    <style:style style:name="T16" style:family="text">
      <style:text-properties fo:font-weight="bold" officeooo:rsid="0026cc7a" style:font-weight-asian="bold" style:font-weight-complex="bold"/>
    </style:style>
    <style:style style:name="T17" style:family="text">
      <style:text-properties fo:font-weight="bold" officeooo:rsid="00272306" style:font-weight-asian="bold" style:font-weight-complex="bold"/>
    </style:style>
    <style:style style:name="T18" style:family="text">
      <style:text-properties officeooo:rsid="0027929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1" text:name="Section2">
          <text:p text:style-name="P2"><text:span text:style-name="T13">Consideração sobre n</text:span>otaçõ<text:span text:style-name="T13">es</text:span></text:p>
          <text:p text:style-name="P8">A notação <text:span text:style-name="T2">O </text:span>é utilizada para indicar o limite superior de uma função. Por exemplo <draw:frame draw:style-name="fr1" draw:name="Object1" text:anchor-type="as-char" svg:y="-0.386cm" svg:width="2.78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/>indica que <draw:frame draw:style-name="fr1" draw:name="Object2" text:anchor-type="as-char" svg:y="-0.386cm" svg:width="1.012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/>é da ordem no máximo <draw:frame draw:style-name="fr1" draw:name="Object3" text:anchor-type="as-char" svg:y="-0.386cm" svg:width="0.974cm" svg:height="0.508cm" draw:z-index="2"><draw:object xlink:href="./Object 3" xlink:type="simple" xlink:show="embed" xlink:actuate="onLoad"/><draw:image xlink:href="./ObjectReplacements/Object 3" xlink:type="simple" xlink:show="embed" xlink:actuate="onLoad"/></draw:frame>. A notação Ω, por sua vez, <text:span text:style-name="T13">especifica</text:span> <text:span text:style-name="T13">em </text:span><text:span text:style-name="T13"><draw:frame draw:style-name="fr1" draw:name="Object5" text:anchor-type="as-char" svg:y="-0.386cm" svg:width="0.974cm" svg:height="0.50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3"><text:s/></text:span>um limite inferior para <draw:frame draw:style-name="fr1" draw:name="Object4" text:anchor-type="as-char" svg:y="-0.386cm" svg:width="1.012cm" svg:height="0.50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. <text:span text:style-name="T13">Já a notação Θ define </text:span><text:span text:style-name="T13"><draw:frame draw:style-name="fr1" draw:name="Object6" text:anchor-type="as-char" svg:y="-0.386cm" svg:width="0.974cm" svg:height="0.508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3"><text:s/>como um limite assintótico firme (ZIVIANI, </text:span><text:span text:style-name="T18">2006</text:span><text:span text:style-name="T13">).</text:span></text:p>
          <text:p text:style-name="P3"/>
          <text:p text:style-name="P9"><text:span text:style-name="T15">Ex</text:span><text:span text:style-name="T16">erc. </text:span><text:span text:style-name="T15">4</text:span><text:span text:style-name="T14">.</text:span></text:p>
          <text:p text:style-name="P9"><text:span text:style-name="T10">a)</text:span><text:span text:style-name="T8"><draw:frame draw:style-name="fr1" draw:name="Object7" text:anchor-type="as-char" svg:y="-0.386cm" svg:width="3.237cm" svg:height="0.508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  <text:p text:style-name="P5"><text:span text:style-name="T4">b</text:span><text:span text:style-name="T3">)</text:span><draw:frame draw:style-name="fr1" draw:name="Object9" text:anchor-type="as-char" svg:y="-0.437cm" svg:width="3.62cm" svg:height="0.55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5"><text:span text:style-name="T3">c)</text:span><text:span text:style-name="T3"><draw:frame draw:style-name="fr1" draw:name="Object10" text:anchor-type="as-char" svg:y="-0.437cm" svg:width="3.627cm" svg:height="0.557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<text:p text:style-name="P5"><text:span text:style-name="T3">d)</text:span><text:span text:style-name="T3"><draw:frame draw:style-name="fr1" draw:name="Object11" text:anchor-type="as-char" svg:y="-0.413cm" svg:width="4.009cm" svg:height="0.534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  <text:p text:style-name="P5"><text:span text:style-name="T3">e)</text:span><text:span text:style-name="T3"><draw:frame draw:style-name="fr1" draw:name="Object12" text:anchor-type="as-char" svg:y="-0.386cm" svg:width="5.447cm" svg:height="0.542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p text:style-name="P5"><text:span text:style-name="T3">f)</text:span><text:span text:style-name="T3"><draw:frame draw:style-name="fr1" draw:name="Object13" text:anchor-type="as-char" svg:y="-0.437cm" svg:width="3.62cm" svg:height="0.557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<text:p text:style-name="P5"><text:span text:style-name="T3">g)</text:span><text:span text:style-name="T3"><draw:frame draw:style-name="fr1" draw:name="Object14" text:anchor-type="as-char" svg:y="-0.437cm" svg:width="3.62cm" svg:height="0.557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<text:p text:style-name="P5"><text:span text:style-name="T3">h)</text:span><text:span text:style-name="T3"><draw:frame draw:style-name="fr1" draw:name="Object16" text:anchor-type="as-char" svg:y="-0.437cm" svg:width="3.62cm" svg:height="0.557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  <text:p text:style-name="P5"><text:span text:style-name="T3">i)</text:span><text:span text:style-name="T3"><draw:frame draw:style-name="fr1" draw:name="Object15" text:anchor-type="as-char" svg:y="-0.437cm" svg:width="3.665cm" svg:height="0.557cm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<text:p text:style-name="P12"><text:span text:style-name="T9">j)</text:span><text:span text:style-name="T9"><draw:frame draw:style-name="fr1" draw:name="Object17" text:anchor-type="as-char" svg:y="-0.386cm" svg:width="3.237cm" svg:height="0.508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</text:section>
        <text:section text:style-name="Sect1" text:name="Section4">
          <text:p text:style-name="P13"/>
          <text:p text:style-name="P10"><text:span text:style-name="T16">Exerc. Res. 1. </text:span><text:span text:style-name="T16"><draw:frame draw:style-name="fr1" draw:name="Object8" text:anchor-type="as-char" svg:y="-0.386cm" svg:width="3.207cm" svg:height="0.508cm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<text:p text:style-name="P13"/>
          <text:p text:style-name="P10"><text:span text:style-name="T16">Exerc. Res. 2</text:span><text:span text:style-name="T14">. </text:span><text:span text:style-name="T14"><draw:frame draw:style-name="fr1" draw:name="Object18" text:anchor-type="as-char" svg:y="-0.386cm" svg:width="3.207cm" svg:height="0.508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<text:p text:style-name="P15"/>
          <text:p text:style-name="P10"><text:span text:style-name="T16">Exerc. Res. 3</text:span><text:span text:style-name="T14">. </text:span><text:span text:style-name="T14"><draw:frame draw:style-name="fr1" draw:name="Object19" text:anchor-type="as-char" svg:y="-0.386cm" svg:width="3.207cm" svg:height="0.508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<text:p text:style-name="P13"/>
          <text:p text:style-name="P10"><text:span text:style-name="T16">Exerc. Res. 4</text:span><text:span text:style-name="T14">. </text:span><text:span text:style-name="T14"><draw:frame draw:style-name="fr1" draw:name="Object20" text:anchor-type="as-char" svg:y="-0.386cm" svg:width="3.207cm" svg:height="0.508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text:p text:style-name="P15"/>
          <text:p text:style-name="P10"><text:span text:style-name="T16">Exerc. Res. 5</text:span><text:span text:style-name="T14">. </text:span><text:span text:style-name="T14"><draw:frame draw:style-name="fr1" draw:name="Object21" text:anchor-type="as-char" svg:y="-0.386cm" svg:width="3.237cm" svg:height="0.508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text:p text:style-name="P15"/>
          <text:p text:style-name="P10"><text:span text:style-name="T16">Exerc. Res. 6</text:span><text:span text:style-name="T14">. </text:span><text:span text:style-name="T14"><draw:frame draw:style-name="fr1" draw:name="Object22" text:anchor-type="as-char" svg:y="-0.386cm" svg:width="3.207cm" svg:height="0.508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<text:p text:style-name="P15"/>
          <text:p text:style-name="P10"><text:span text:style-name="T16">Exerc. Res. 7</text:span><text:span text:style-name="T14">. </text:span><text:span text:style-name="T14"><draw:frame draw:style-name="fr1" draw:name="Object23" text:anchor-type="as-char" svg:y="-0.386cm" svg:width="3.237cm" svg:height="0.508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text:p text:style-name="P15"/>
          <text:p text:style-name="P10"><text:span text:style-name="T15">Ex</text:span><text:span text:style-name="T16">erc. 5</text:span><text:span text:style-name="T14">. </text:span><text:span text:style-name="T14"><draw:frame draw:style-name="fr1" draw:name="Object24" text:anchor-type="as-char" svg:y="-0.386cm" svg:width="3.207cm" svg:height="0.508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<text:p text:style-name="P15"/>
          <text:p text:style-name="P10"><text:span text:style-name="T15">Ex</text:span><text:span text:style-name="T16">erc. 6</text:span><text:span text:style-name="T14">. </text:span><text:span text:style-name="T14"><draw:frame draw:style-name="fr1" draw:name="Object25" text:anchor-type="as-char" svg:y="-0.386cm" svg:width="3.207cm" svg:height="0.508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<text:p text:style-name="P15"/>
          <text:p text:style-name="P10"><text:span text:style-name="T15">Ex</text:span><text:span text:style-name="T16">erc. 7</text:span><text:span text:style-name="T14">. </text:span><text:span text:style-name="T14"><draw:frame draw:style-name="fr1" draw:name="Object26" text:anchor-type="as-char" svg:y="-0.386cm" svg:width="3.207cm" svg:height="0.508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<text:p text:style-name="P15"/>
          <text:p text:style-name="P10"><text:span text:style-name="T16">Exerc. Res. 8</text:span><text:span text:style-name="T14">. </text:span><text:span text:style-name="T14"><draw:frame draw:style-name="fr1" draw:name="Object27" text:anchor-type="as-char" svg:y="-0.386cm" svg:width="3.207cm" svg:height="0.508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<text:p text:style-name="P15"/>
          <text:p text:style-name="P10"><text:span text:style-name="T16">Exerc. 8</text:span><text:span text:style-name="T14">. </text:span><text:span text:style-name="T14"><draw:frame draw:style-name="fr1" draw:name="Object28" text:anchor-type="as-char" svg:y="-0.437cm" svg:width="3.62cm" svg:height="0.55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  <text:p text:style-name="P15"/>
          <text:p text:style-name="P10"><text:span text:style-name="T15">Ex</text:span><text:span text:style-name="T16">erc. 9</text:span><text:span text:style-name="T14">. </text:span><text:span text:style-name="T14"><draw:frame draw:style-name="fr1" draw:name="Object29" text:anchor-type="as-char" svg:y="-0.386cm" svg:width="3.207cm" svg:height="0.508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  <text:p text:style-name="P14"/>
          <text:p text:style-name="P11"><text:span text:style-name="T16">Exerc. </text:span><text:span text:style-name="T17">10</text:span><text:span text:style-name="T14">. </text:span><text:span text:style-name="T14"><draw:frame draw:style-name="fr1" draw:name="Object30" text:anchor-type="as-char" svg:y="-0.437cm" svg:width="3.62cm" svg:height="0.55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text:p text:style-name="P4"/>
          <text:p text:style-name="P11"><text:span text:style-name="T16">Exerc. </text:span><text:span text:style-name="T17">11</text:span><text:span text:style-name="T14">. </text:span><text:span text:style-name="T14"><draw:frame draw:style-name="fr1" draw:name="Object31" text:anchor-type="as-char" svg:y="-0.437cm" svg:width="3.62cm" svg:height="0.55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text:p text:style-name="P4"/>
          <text:p text:style-name="P6"><text:soft-page-break/><text:span text:style-name="T6">Exerc. </text:span><text:span text:style-name="T7">12</text:span><text:span text:style-name="T5">.</text:span><text:span text:style-name="T3"><draw:frame draw:style-name="fr1" draw:name="Object32" text:anchor-type="as-char" svg:y="-0.386cm" svg:width="5.447cm" svg:height="0.542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    <text:p text:style-name="P17"/>
          <text:p text:style-name="P6"><text:span text:style-name="T6">Exerc. </text:span><text:span text:style-name="T7">13</text:span><text:span text:style-name="T5">.</text:span><text:span text:style-name="T3"><draw:frame draw:style-name="fr1" draw:name="Object33" text:anchor-type="as-char" svg:y="-0.386cm" svg:width="5.447cm" svg:height="0.542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P18"/>
          <text:p text:style-name="P4"><text:span text:style-name="T6">Exerc. </text:span><text:span text:style-name="T7">14</text:span><text:span text:style-name="T3">. </text:span><text:span text:style-name="T3"><draw:frame draw:style-name="fr1" draw:name="Object34" text:anchor-type="as-char" svg:y="-0.437cm" svg:width="3.62cm" svg:height="0.55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  <text:p text:style-name="P19"/>
          <text:p text:style-name="P4"><text:span text:style-name="T6">Exerc. Res. </text:span><text:span text:style-name="T7">9</text:span><text:span text:style-name="T3">. </text:span><text:span text:style-name="T3"><draw:frame draw:style-name="fr1" draw:name="Object35" text:anchor-type="as-char" svg:y="-0.386cm" svg:width="5.447cm" svg:height="0.542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text:p text:style-name="P19"/>
          <text:p text:style-name="P4"><text:span text:style-name="T6">Exerc. </text:span><text:span text:style-name="T7">15</text:span><text:span text:style-name="T3">. </text:span><text:span text:style-name="T3"><draw:frame draw:style-name="fr1" draw:name="Object36" text:anchor-type="as-char" svg:y="-0.386cm" svg:width="5.447cm" svg:height="0.542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  <text:p text:style-name="P17"/>
          <text:p text:style-name="P4"><text:span text:style-name="T6">Exerc. </text:span><text:span text:style-name="T7">16</text:span><text:span text:style-name="T3">. </text:span><text:span text:style-name="T3"><draw:frame draw:style-name="fr1" draw:name="Object37" text:anchor-type="as-char" svg:y="-0.386cm" svg:width="5.447cm" svg:height="0.542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    <text:p text:style-name="P19"/>
          <text:p text:style-name="P4"><text:span text:style-name="T6">Exerc. </text:span><text:span text:style-name="T7">17</text:span><text:span text:style-name="T3">. </text:span><text:span text:style-name="T3"><draw:frame draw:style-name="fr1" draw:name="Object38" text:anchor-type="as-char" svg:y="-0.386cm" svg:width="5.447cm" svg:height="0.542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text:p text:style-name="P19"/>
          <text:p text:style-name="P11"><text:span text:style-name="T11">Exerc. </text:span><text:span text:style-name="T12">18</text:span><text:span text:style-name="T9">. </text:span><text:span text:style-name="T9"><draw:frame draw:style-name="fr1" draw:name="Object39" text:anchor-type="as-char" svg:y="-0.386cm" svg:width="5.447cm" svg:height="0.542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    <text:p text:style-name="P17"/>
          <text:p text:style-name="P4"><text:span text:style-name="T6">Exerc. Res. </text:span><text:span text:style-name="T7">10</text:span><text:span text:style-name="T3">.</text:span></text:p>
          <text:p text:style-name="P7"><text:span text:style-name="T3">a)</text:span><text:span text:style-name="T3"><draw:frame draw:style-name="fr1" draw:name="Object40" text:anchor-type="as-char" svg:y="-0.437cm" svg:width="3.62cm" svg:height="0.557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  <text:p text:style-name="P7"><text:span text:style-name="T3">b)</text:span><text:span text:style-name="T3"><draw:frame draw:style-name="fr1" draw:name="Object41" text:anchor-type="as-char" svg:y="-0.437cm" svg:width="3.627cm" svg:height="0.557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  <text:p text:style-name="P7"><text:span text:style-name="T3">c)</text:span><text:span text:style-name="T3"><draw:frame draw:style-name="fr1" draw:name="Object42" text:anchor-type="as-char" svg:y="-0.386cm" svg:width="3.237cm" svg:height="0.508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<text:p text:style-name="P7"><text:span text:style-name="T3">d)</text:span><text:span text:style-name="T3"><draw:frame draw:style-name="fr1" draw:name="Object43" text:anchor-type="as-char" svg:y="-0.437cm" svg:width="3.627cm" svg:height="0.557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<text:p text:style-name="P7"><text:span text:style-name="T3">e)</text:span><text:span text:style-name="T3"><draw:frame draw:style-name="fr1" draw:name="Object44" text:anchor-type="as-char" svg:y="-0.437cm" svg:width="3.665cm" svg:height="0.557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text:p text:style-name="P7"><text:span text:style-name="T3">f)</text:span><text:span text:style-name="T3"><draw:frame draw:style-name="fr1" draw:name="Object45" text:anchor-type="as-char" svg:y="-0.386cm" svg:width="5.447cm" svg:height="0.542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    <text:p text:style-name="P20"/>
          <text:p text:style-name="P4"><text:span text:style-name="T6">Exerc. Res. </text:span><text:span text:style-name="T7">11</text:span><text:span text:style-name="T3">. </text:span><text:span text:style-name="T3"><draw:frame draw:style-name="fr1" draw:name="Object46" text:anchor-type="as-char" svg:y="-0.386cm" svg:width="3.237cm" svg:height="0.508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    <text:p text:style-name="P19"/>
          <text:p text:style-name="P19"/>
          <text:p text:style-name="P21">Referências</text:p>
          <text:p text:style-name="P22"/>
          <text:p text:style-name="P22">ZIVIANI, Nivio. <text:span text:style-name="T14">Projeto de Algoritmos com implementações em Java e C++</text:span>. Cengage Learning, 2006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DejaVu Serif" fo:font-size="10pt" fo:font-weight="normal" officeooo:rsid="002105b8" officeooo:paragraph-rsid="002105b8" style:font-size-asian="10pt" style:font-weight-asian="normal" style:font-size-complex="10pt" style:font-weight-complex="normal"/>
    </style:style>
    <style:style style:name="MT1" style:family="text">
      <style:text-properties officeooo:rsid="0025c4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TT0<text:span text:style-name="MT1">5</text:span> – Algoritmos e Estruturas de Dados II – Pedro Henrique Amorim Sá – 742626</text:p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1:51:55.880734541</meta:creation-date>
    <dc:date>2021-08-30T19:39:05.427246199</dc:date>
    <meta:editing-duration>PT38M28S</meta:editing-duration>
    <meta:editing-cycles>9</meta:editing-cycles>
    <meta:generator>LibreOffice/7.1.5.2$Linux_X86_64 LibreOffice_project/10$Build-2</meta:generator>
    <meta:document-statistic meta:table-count="0" meta:image-count="0" meta:object-count="46" meta:page-count="2" meta:paragraph-count="47" meta:word-count="157" meta:character-count="822" meta:non-whitespace-character-count="683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g(n) = O(f(n))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3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, Ω(n^3), Θ(n^3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sqrt>
            <mi>n</mi>
          </msqrt>
        </mrow>
        <mo fence="true" form="postfix" stretchy="false">)</mo>
      </mrow>
      <mi>,</mi>
      <mi>Ω</mi>
      <mrow>
        <mo fence="true" form="prefix" stretchy="false">(</mo>
        <mrow>
          <msqrt>
            <mi>n</mi>
          </msqrt>
        </mrow>
        <mo fence="true" form="postfix" stretchy="false">)</mo>
      </mrow>
      <mi>,</mi>
      <mi>Θ</mi>
      <mrow>
        <mo fence="true" form="prefix" stretchy="false">(</mo>
        <mrow>
          <msqrt>
            <mi>n</mi>
          </msqrt>
        </mrow>
        <mo fence="true" form="postfix" stretchy="false">)</mo>
      </mrow>
    </mrow>
    <annotation encoding="StarMath 5.0">O(sqrt n), Ω(sqrt n), Θ(sqrt n)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Ω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Θ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</mrow>
    <annotation encoding="StarMath 5.0">O(log_{2}n), Ω(log_{2}n), Θ(log_{2}n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, Ω(n^2), Θ(n^2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, Ω(n^2), Θ(n^2)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4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4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4</mn>
          </msup>
        </mrow>
        <mo fence="true" form="postfix" stretchy="false">)</mo>
      </mrow>
    </mrow>
    <annotation encoding="StarMath 5.0">O(n^4), Ω(n^4), Θ(n^4)</annotation>
  </semantics>
</math>
</file>

<file path=Object 16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, Ω(n^2), Θ(n^2)</annotation>
  </semantics>
</math>
</file>

<file path=Object 17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>Ω</mi>
      <mrow>
        <mo fence="true" form="prefix" stretchy="false">(</mo>
        <mrow>
          <mi>n</mi>
        </mrow>
        <mo fence="true" form="postfix" stretchy="false">)</mo>
      </mrow>
      <mi>,</mi>
      <mi>Θ</mi>
      <mrow>
        <mo fence="true" form="prefix" stretchy="false">(</mo>
        <mrow>
          <mi>n</mi>
        </mrow>
        <mo fence="true" form="postfix" stretchy="false">)</mo>
      </mrow>
    </mrow>
    <annotation encoding="StarMath 5.0">O(n), Ω(n), Θ(n)</annotation>
  </semantics>
</math>
</file>

<file path=Object 18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19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2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0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>Ω</mi>
      <mrow>
        <mo fence="true" form="prefix" stretchy="false">(</mo>
        <mrow>
          <mi>n</mi>
        </mrow>
        <mo fence="true" form="postfix" stretchy="false">)</mo>
      </mrow>
      <mi>,</mi>
      <mi>Θ</mi>
      <mrow>
        <mo fence="true" form="prefix" stretchy="false">(</mo>
        <mrow>
          <mi>n</mi>
        </mrow>
        <mo fence="true" form="postfix" stretchy="false">)</mo>
      </mrow>
    </mrow>
    <annotation encoding="StarMath 5.0">O(n), Ω(n), Θ(n)</annotation>
  </semantics>
</math>
</file>

<file path=Object 22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23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>Ω</mi>
      <mrow>
        <mo fence="true" form="prefix" stretchy="false">(</mo>
        <mrow>
          <mi>n</mi>
        </mrow>
        <mo fence="true" form="postfix" stretchy="false">)</mo>
      </mrow>
      <mi>,</mi>
      <mi>Θ</mi>
      <mrow>
        <mo fence="true" form="prefix" stretchy="false">(</mo>
        <mrow>
          <mi>n</mi>
        </mrow>
        <mo fence="true" form="postfix" stretchy="false">)</mo>
      </mrow>
    </mrow>
    <annotation encoding="StarMath 5.0">O(n), Ω(n), Θ(n)</annotation>
  </semantics>
</math>
</file>

<file path=Object 24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25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26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27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28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, Ω(n^2), Θ(n^2)</annotation>
  </semantics>
</math>
</file>

<file path=Object 29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30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, Ω(n^2), Θ(n^2)</annotation>
  </semantics>
</math>
</file>

<file path=Object 3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, Ω(n^2), Θ(n^2)</annotation>
  </semantics>
</math>
</file>

<file path=Object 3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Ω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Θ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</mrow>
    <annotation encoding="StarMath 5.0">O(log_{2}n), Ω(log_{2}n), Θ(log_{2}n)</annotation>
  </semantics>
</math>
</file>

<file path=Object 3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Ω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Θ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</mrow>
    <annotation encoding="StarMath 5.0">O(log_{2}n), Ω(log_{2}n), Θ(log_{2}n)</annotation>
  </semantics>
</math>
</file>

<file path=Object 3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, Ω(n^2), Θ(n^2)</annotation>
  </semantics>
</math>
</file>

<file path=Object 35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Ω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Θ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</mrow>
    <annotation encoding="StarMath 5.0">O(log_{2}n), Ω(log_{2}n), Θ(log_{2}n)</annotation>
  </semantics>
</math>
</file>

<file path=Object 36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Ω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Θ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</mrow>
    <annotation encoding="StarMath 5.0">O(log_{2}n), Ω(log_{2}n), Θ(log_{2}n)</annotation>
  </semantics>
</math>
</file>

<file path=Object 3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Ω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Θ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</mrow>
    <annotation encoding="StarMath 5.0">O(log_{2}n), Ω(log_{2}n), Θ(log_{2}n)</annotation>
  </semantics>
</math>
</file>

<file path=Object 3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Ω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Θ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</mrow>
    <annotation encoding="StarMath 5.0">O(log_{2}n), Ω(log_{2}n), Θ(log_{2}n)</annotation>
  </semantics>
</math>
</file>

<file path=Object 3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Ω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Θ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</mrow>
    <annotation encoding="StarMath 5.0">O(log_{2}n), Ω(log_{2}n), Θ(log_{2}n)</annotation>
  </semantics>
</math>
</file>

<file path=Object 4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40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, Ω(n^2), Θ(n^2)</annotation>
  </semantics>
</math>
</file>

<file path=Object 4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3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, Ω(n^3), Θ(n^3)</annotation>
  </semantics>
</math>
</file>

<file path=Object 4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>Ω</mi>
      <mrow>
        <mo fence="true" form="prefix" stretchy="false">(</mo>
        <mrow>
          <mi>n</mi>
        </mrow>
        <mo fence="true" form="postfix" stretchy="false">)</mo>
      </mrow>
      <mi>,</mi>
      <mi>Θ</mi>
      <mrow>
        <mo fence="true" form="prefix" stretchy="false">(</mo>
        <mrow>
          <mi>n</mi>
        </mrow>
        <mo fence="true" form="postfix" stretchy="false">)</mo>
      </mrow>
    </mrow>
    <annotation encoding="StarMath 5.0">O(n), Ω(n), Θ(n)</annotation>
  </semantics>
</math>
</file>

<file path=Object 4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3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, Ω(n^3), Θ(n^3)</annotation>
  </semantics>
</math>
</file>

<file path=Object 4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4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4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4</mn>
          </msup>
        </mrow>
        <mo fence="true" form="postfix" stretchy="false">)</mo>
      </mrow>
    </mrow>
    <annotation encoding="StarMath 5.0">O(n^4), Ω(n^4), Θ(n^4)</annotation>
  </semantics>
</math>
</file>

<file path=Object 45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Ω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  <mi>,</mi>
      <mi>Θ</mi>
      <mrow>
        <mo fence="true" form="prefix" stretchy="false">(</mo>
        <mrow>
          <mrow>
            <msub>
              <mi>log</mi>
              <mn>2</mn>
            </msub>
            <mi>n</mi>
          </mrow>
        </mrow>
        <mo fence="true" form="postfix" stretchy="false">)</mo>
      </mrow>
    </mrow>
    <annotation encoding="StarMath 5.0">O(log_{2}n), Ω(log_{2}n), Θ(log_{2}n)</annotation>
  </semantics>
</math>
</file>

<file path=Object 46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>Ω</mi>
      <mrow>
        <mo fence="true" form="prefix" stretchy="false">(</mo>
        <mrow>
          <mi>n</mi>
        </mrow>
        <mo fence="true" form="postfix" stretchy="false">)</mo>
      </mrow>
      <mi>,</mi>
      <mi>Θ</mi>
      <mrow>
        <mo fence="true" form="prefix" stretchy="false">(</mo>
        <mrow>
          <mi>n</mi>
        </mrow>
        <mo fence="true" form="postfix" stretchy="false">)</mo>
      </mrow>
    </mrow>
    <annotation encoding="StarMath 5.0">O(n), Ω(n), Θ(n)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  <mi>,</mi>
      <mi>Ω</mi>
      <mrow>
        <mo fence="true" form="prefix" stretchy="false">(</mo>
        <mrow>
          <mi>n</mi>
        </mrow>
        <mo fence="true" form="postfix" stretchy="false">)</mo>
      </mrow>
      <mi>,</mi>
      <mi>Θ</mi>
      <mrow>
        <mo fence="true" form="prefix" stretchy="false">(</mo>
        <mrow>
          <mi>n</mi>
        </mrow>
        <mo fence="true" form="postfix" stretchy="false">)</mo>
      </mrow>
    </mrow>
    <annotation encoding="StarMath 5.0">O(n), Ω(n), Θ(n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  <mi>,</mi>
      <mi>Ω</mi>
      <mrow>
        <mo fence="true" form="prefix" stretchy="false">(</mo>
        <mrow>
          <mn>1</mn>
        </mrow>
        <mo fence="true" form="postfix" stretchy="false">)</mo>
      </mrow>
      <mi>,</mi>
      <mi>Θ</mi>
      <mrow>
        <mo fence="true" form="prefix" stretchy="false">(</mo>
        <mrow>
          <mn>1</mn>
        </mrow>
        <mo fence="true" form="postfix" stretchy="false">)</mo>
      </mrow>
    </mrow>
    <annotation encoding="StarMath 5.0">O(1), Ω(1), Θ(1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Ω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>Θ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, Ω(n^2), Θ(n^2)</annotation>
  </semantics>
</math>
</file>